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armature gear has 5 teeth, which mates to an intermediate gear of 106 (21.2 ratio),</text:p>
      <text:p text:style-name="Text_20_body">this shaft (which has the neutral clutch) has a bevel gear of 18 teeth, which mates to the bevel that drives the lead screw of the table, of 72 teeth (ratio of 4). </text:p>
      <text:p text:style-name="Text_20_body">Motor to lead screw of 84.8:1. The table has a screw with 5 threads per inch, so 0.2 inch per turn.</text:p>
      <text:p text:style-name="Text_20_body">Max speed of 25 inches per minute (I'm thinking this is reasonable from my experience/SWAG.</text:p>
      <text:p text:style-name="Text_20_body">So 125 table screw turns per minute. Multiply this by 84.8, and the motor speed is 10600/min = 176.66RPS. </text:p>
      <text:p text:style-name="Text_20_body">17666 pulses per second (with 100PPR code wheel); 56.6 microsecond interrupt rate. I don't know, the UNO (Arduino) has a 16MHz clock. Might have to use the DUE at 84MHz. I've seen that I can write an assembly routine if needed vs the C++ code generator. The interrupt routine will be short with a memory location read, increment, store, and return. I've not looked at the opcodes for ATmega processors. But to miniaturize this, the 16Mhz clock rate is standard in the mini/micro arduino boards. I don't know how smart the compiler is, with doing full stack of registers or just what is needed for the code at hand.</text:p>
      <text:p text:style-name="Text_20_body">So I need a counter for the photo disk to count full table movement of 30.5 inches (25inches is 1,060,000 count) giving me 1,293,200 counts for full table travel. </text:p>
      <text:p text:style-name="Text_20_body">This makes it a 32 bit signed integer, incrementing that in the interrupt routine has some time addition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Kotalik</meta:initial-creator>
    <meta:creation-date>2018-04-12T21:24:21.13</meta:creation-date>
    <dc:date>2018-04-15T15:43:42.30</dc:date>
    <dc:creator>Stephen Kotalik</dc:creator>
    <meta:editing-duration>PT41M1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" meta:word-count="260" meta:character-count="1430"/>
  </office:meta>
</office:document-meta>
</file>